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15 </text:p>
      <text:p text:style-name="P1"/>
      <text:p text:style-name="P2">Etap I</text:p>
      <text:p text:style-name="P2"/>
      <text:p text:style-name="P4">kto wg Sienkiewicza miał powiedzieć Mieczów Ci u nas dostatek</text:p>
      <text:p text:style-name="P4">ile metrów kwadratowych liczy jeden ar <text:s text:c="49"/><text:span text:style-name="T1"><text:s/>sto </text:span></text:p>
      <text:p text:style-name="P4">jak miał na imię Dali <text:s text:c="15"/></text:p>
      <text:p text:style-name="P4">co ma na myśli człowiek głodny <text:s text:c="62"/><text:span text:style-name="T1">chleb</text:span></text:p>
      <text:p text:style-name="P4">na której wyspie wznosi się wulkan Etna <text:s text:c="48"/><text:span text:style-name="T1">Sycylia</text:span></text:p>
      <text:p text:style-name="P4">który narząd umożliwia rybom oddychanie</text:p>
      <text:p text:style-name="P4">kim z zawodu był płk Jan Kiliński <text:s text:c="59"/><text:span text:style-name="T1"><text:s/>szewc</text:span></text:p>
      <text:p text:style-name="P4">czy islam jest religią monoteistyczną</text:p>
      <text:p text:style-name="P4">jak nazywa się duży dźwig budowlany od ptaka <text:s text:c="39"/><text:span text:style-name="T1">żuraw</text:span></text:p>
      <text:p text:style-name="P4">co oznacza łacińskie vice versa</text:p>
      <text:p text:style-name="P4">czy liczby ujemne są liczbami naturalnymi <text:s text:c="48"/><text:span text:style-name="T1">NIE </text:span></text:p>
      <text:p text:style-name="P4">na którym kontynencie mieszka <text:s/>lud Bantu <text:s text:c="48"/><text:span text:style-name="T1">Afryka</text:span></text:p>
      <text:p text:style-name="P4">ile atomów wodoru w cząsteczce kwasu solnego <text:s text:c="39"/><text:span text:style-name="T1">jedna </text:span></text:p>
      <text:p text:style-name="P4">jak nazywa się elektron o ładunku dodatnim <text:s text:c="46"/><text:span text:style-name="T1">pozyton</text:span></text:p>
      <text:p text:style-name="P4">w której części ciała człowieka znajduje się ślimak <text:s text:c="35"/><text:span text:style-name="T1">ucho</text:span></text:p>
      <text:p text:style-name="P4">ilu wioseł używa gondolier na kanałach Wenecji <text:s text:c="38"/><text:span text:style-name="T1"><text:s/>jednej </text:span></text:p>
      <text:p text:style-name="P4">czym należy zalać warzywa żeby otrzymać <text:s text:c="47"/><text:span text:style-name="T1">ocet</text:span></text:p>
      <text:p text:style-name="P4">córka żony z jej poprzedniego małżeństwa to <text:s text:c="43"/><text:span text:style-name="T1"><text:s/>pasierbica </text:span></text:p>
      <text:p text:style-name="P4">w którym roku podpisano traktat Wersalski <text:s text:c="46"/><text:span text:style-name="T1"><text:s/>1919</text:span></text:p>
      <text:p text:style-name="P4">ilu było rozbójników z tytułu baśni o Alibabie <text:s text:c="40"/><text:span text:style-name="T1"><text:s text:c="2"/>czterdziestu</text:span></text:p>
      <text:p text:style-name="P2"/>
      <text:p text:style-name="P2">Etap II</text:p>
      <text:p text:style-name="P2"/>
      <text:p text:style-name="P4">do którego roku życia wg konstytucji obowiązek nauki <text:s text:c="23"/><text:span text:style-name="T1"><text:s text:c="2"/>osiemnaście</text:span></text:p>
      <text:p text:style-name="P4">w którym państwie walczył z apartheidem kongres Afryki <text:s text:c="21"/><text:span text:style-name="T1">RPA</text:span></text:p>
      <text:p text:style-name="P4">ile statków wyruszyło z Kolumbem na poszukiwanie drogi do Indii <text:s text:c="4"/><text:span text:style-name="T1"><text:s text:c="2"/>trzy</text:span></text:p>
      <text:p text:style-name="P4">samuraj to rycerz chiński czy japoński <text:s text:c="50"/><text:span text:style-name="T1"><text:s text:c="2"/>japoński </text:span></text:p>
      <text:p text:style-name="P4">kto uwolnił Prometeusza przykutego do skały <text:s text:c="39"/><text:span text:style-name="T1"><text:s/>Herakles</text:span></text:p>
      <text:p text:style-name="P4">który dramat Gabriela Zapolska opatrzyła tytułem tragifarsa kołtuńska <text:s/></text:p>
      <text:p text:style-name="P3">Moralność P. Dulskiej</text:p>
      <text:p text:style-name="P4">w których górach leży Dolina Chochołowska <text:s text:c="37"/><text:span text:style-name="T1"><text:s text:c="3"/>Tatry</text:span></text:p>
      <text:p text:style-name="P4">jak nazywamy przeniesienie na niższe stanowisko <text:s text:c="31"/><text:span text:style-name="T1"><text:s/>degradacja</text:span></text:p>
      <text:p text:style-name="P4">podaj nazwę figury płaskiej która jest przekrojem kuli <text:s text:c="25"/><text:span text:style-name="T1"><text:s/>koło </text:span></text:p>
      <text:p text:style-name="P4">jak nazywał sie wielki bęben turecki, używany przez janczarów <text:s text:c="10"/><text:span text:style-name="T1"><text:s/>taraban</text:span></text:p>
      <text:p text:style-name="P4">ile procent objętości powietrza stanowi azot <text:s text:c="41"/><text:span text:style-name="T1"><text:s text:c="2"/>78,9</text:span></text:p>
      <text:p text:style-name="P4">birofil to hobbysta kolekcjonujący przedmioty związane z winem czy piwem <text:s text:c="2"/><text:span text:style-name="T1">piwo</text:span></text:p>
      <text:p text:style-name="P4">rozwiń skrót urzędu GUS </text:p>
      <text:p text:style-name="P4">w którym nadmorskim mieście możemy spacerować po długim targu <text:s text:c="3"/><text:span text:style-name="T1">Gdańsk</text:span></text:p>
      <text:p text:style-name="P4">która planeta układu słonecznego znajduje się najbliżej Słońca <text:s text:c="13"/><text:span text:style-name="T1"><text:s/>Merkury</text:span></text:p>
      <text:p text:style-name="P4">jakie imię nosił książę o przydomu Brodaty <text:s text:c="44"/><text:span text:style-name="T1"><text:s/>Henryk</text:span></text:p>
      <text:p text:style-name="P4">ile senatorów liczy Senat <text:s text:c="75"/><text:span text:style-name="T1">sto </text:span></text:p>
      <text:p text:style-name="P4">jak nazywa się polski okręt wojenny który od 40 lat cumuje w Gdyni <text:s text:c="3"/><text:span text:style-name="T1"><text:s/>ORP Błyskawica</text:span></text:p>
      <text:p text:style-name="P4">czy halluksy dotyczą palców stóp czy dłoni <text:s text:c="45"/><text:span text:style-name="T1">stopy</text:span></text:p>
      <text:p text:style-name="P4"><text:soft-page-break/>które słowo oznacza ornament, a takze zakręt wijącej się rzeki <text:s text:c="16"/><text:span text:style-name="T1">meander</text:span></text:p>
      <text:p text:style-name="P4">kto był pierwszym powojennym premierem Polski <text:s text:c="32"/><text:span text:style-name="T1">Osóbka-Morawski</text:span></text:p>
      <text:p text:style-name="P4">Szczeliniec wielki jest najwyższym wzniesiemi których gor <text:s text:c="20"/><text:span text:style-name="T1">Góry Stołowe</text:span></text:p>
      <text:p text:style-name="P4">jak licznym oddziałem jazdy liczył w Rzymie dekurion <text:s text:c="26"/><text:span text:style-name="T1">pięćdziesiąt</text:span></text:p>
      <text:p text:style-name="P4">jak w tradycji żydowskiej nazywana jest uroczystość przyjęcia 13 letniego chłopca do społecznosci dorosłych Żydów <text:s text:c="64"/><text:span text:style-name="T1">baar- mitzva</text:span></text:p>
      <text:p text:style-name="P4">które miasto jest stolicą stanu Waszyngton <text:s text:c="45"/><text:span text:style-name="T1"><text:s text:c="3"/>Olimpia</text:span></text:p>
      <text:p text:style-name="P4">jak nazywa się waluta w Albanii <text:s text:c="65"/><text:span text:style-name="T1">lek </text:span></text:p>
      <text:p text:style-name="P4">jak miał na imię syn szarej wilczycy, <text:s text:c="59"/><text:span text:style-name="T1">Bari</text:span></text:p>
      <text:p text:style-name="P4">jak nazywa sie aktro grający lekarza Pawła Lubicza <text:s text:c="29"/><text:span text:style-name="T1"><text:s/>Stockinger</text:span></text:p>
      <text:p text:style-name="P4">jak nazywała sie słowiańska bogini łowów, opiekunka lasów <text:s text:c="18"/><text:span text:style-name="T1">Dziewanna</text:span></text:p>
      <text:p text:style-name="P4">pływik to forma larwalna owadów, skorupiaków czy płazów <text:s text:c="18"/><text:span text:style-name="T1">skorupiaków</text:span></text:p>
      <text:p text:style-name="P4">nad którym zbiornikiem leżą Żegrze</text:p>
      <text:p text:style-name="P4">czy czaple są mięsożerne <text:s text:c="75"/><text:span text:style-name="T1">TAK</text:span></text:p>
      <text:p text:style-name="P4">kwartet smyczkowy to dwoje skrzypiec, wiolonczela i..... <text:s text:c="24"/><text:span text:style-name="T1">altówka</text:span></text:p>
      <text:p text:style-name="P4">gdzie bitwa w 1066 o podbicie Anglii <text:s text:c="56"/><text:span text:style-name="T1">Hastings</text:span></text:p>
      <text:p text:style-name="P4">czy granit jest skałą magmową czy osadową <text:s text:c="43"/><text:span text:style-name="T1">magmowa</text:span></text:p>
      <text:p text:style-name="P4">jak z francuskiego nazywa się procentowy udział aktora <text:s/>w zyskach z wystawiania jego dzieła <text:s text:c="105"/><text:span text:style-name="T1"><text:s/>tantiema</text:span></text:p>
      <text:p text:style-name="P4">ile wynosi x jeśli 2x=1</text:p>
      <text:p text:style-name="P4">w którym wieku Dunlop wynalazł gumową oponę <text:s text:c="34"/><text:span text:style-name="T1">XIX w.</text:span></text:p>
      <text:p text:style-name="P4">Majowie, Olmekowie czy Aztekowie kto najstarszy <text:s text:c="32"/><text:span text:style-name="T1">Olmekowie</text:span></text:p>
      <text:p text:style-name="P4">jak nazywa się najniższy stopień oficerski w polskim wojsku <text:s text:c="17"/><text:span text:style-name="T1">podoficer</text:span></text:p>
      <text:p text:style-name="P4">na którym oceanie Malediwy <text:s text:c="67"/><text:span text:style-name="T1"><text:s/>indyjski</text:span></text:p>
      <text:p text:style-name="P4">z której powieści pochodzi zdanie: zabiłem nie cżłowieka lecz zasadę <text:s text:c="3"/><text:span text:style-name="T1"><text:s/>Zbrodnia i kara</text:span></text:p>
      <text:p text:style-name="P4">która mila jest dłuższa: morska czy angielska <text:s text:c="44"/><text:span text:style-name="T1">morska </text:span></text:p>
      <text:p text:style-name="P4">składając wniosek o paszport odcisku ilu palców trzeba złożyć <text:s text:c="14"/><text:span text:style-name="T1"><text:s text:c="2"/>dwóch</text:span></text:p>
      <text:p text:style-name="P4">co w tłumaczeniu na polski znaczy nazwa państwa Ekwador <text:s text:c="19"/><text:span text:style-name="T1">równik</text:span></text:p>
      <text:p text:style-name="P4">hiszpańska wojna sukcesyjna toczyła się o tron między burbonami a <text:s text:c="7"/><text:span text:style-name="T1">Habsburgowie</text:span></text:p>
      <text:p text:style-name="P4">pikador, uczestnik corridy porusza się pieszo czy konno <text:s text:c="25"/><text:span text:style-name="T1">konnno</text:span></text:p>
      <text:p text:style-name="P4">jak nazywał się kierunek malarski Panny z Awioniu Picassa <text:s text:c="19"/><text:span text:style-name="T1">kubizm</text:span></text:p>
      <text:p text:style-name="P4">Monako leży na południowych stokach których gór <text:s text:c="32"/><text:span text:style-name="T1">Alpy</text:span></text:p>
      <text:p text:style-name="P4">która część krzewu jałowca używana jest do produkcji dżinu <text:s text:c="18"/><text:span text:style-name="T1">owoce</text:span></text:p>
      <text:p text:style-name="P4">jak nazywa się autorka książkowego cyku Jeżycja <text:s text:c="33"/><text:span text:style-name="T1"><text:s/>Musierowicz</text:span></text:p>
      <text:p text:style-name="P4">Hawaje są niepodległe czy do USA</text:p>
      <text:p text:style-name="P4">w którym wieku otworzono dla publicznośći Luwr <text:s text:c="32"/><text:span text:style-name="T1">XVIII w.</text:span></text:p>
      <text:p text:style-name="P4">jak nazywała się moneta w starożytnej grecji warta 1/6 drachmy <text:s text:c="10"/><text:span text:style-name="T1"><text:s/>obol</text:span></text:p>
      <text:p text:style-name="P4">kto dowodził obroną poczty Gdańskiej <text:s text:c="51"/><text:span text:style-name="T1"><text:s/>Konrad Guderski</text:span></text:p>
      <text:p text:style-name="P4">kwadrantydy, taurydy to nazwy rojów czego <text:s text:c="42"/><text:span text:style-name="T1"><text:s/>meteorów</text:span></text:p>
      <text:p text:style-name="P4">który starożytny filozof z Efezu głosił pogląd o zmienności rzeczy <text:s text:c="6"/><text:span text:style-name="T1"><text:s/>Heraklit</text:span></text:p>
      <text:p text:style-name="P4">ile złotych medali IO zdobyła <text:s/>Irena Szewińska <text:s text:c="38"/><text:span text:style-name="T1">trzy</text:span></text:p>
      <text:p text:style-name="P4">jak nazywany zdolność oka do widzenia z różnych odległośći <text:s text:c="12"/><text:span text:style-name="T1"><text:s text:c="3"/>akomodacja</text:span></text:p>
      <text:p text:style-name="P4">jaki tytuł nosił pierwszy polski serial tv <text:s text:c="49"/><text:span text:style-name="T1">Barbara i Jan </text:span></text:p>
      <text:p text:style-name="P4">która miejscowość w niemczech znana jest z produkcji soli emskiej <text:s text:c="3"/><text:span text:style-name="T1"><text:s text:c="2"/>Ems</text:span></text:p>
      <text:p text:style-name="P4">który metal z grupy borowców topi się już w temp 30 celsjusza <text:s text:c="10"/><text:span text:style-name="T1">Gal</text:span></text:p>
      <text:p text:style-name="P4">kto reżyserował 2001 odyseja kosmiczna <text:s text:c="44"/><text:span text:style-name="T1"><text:s/>Stanley Kubrick</text:span></text:p>
      <text:p text:style-name="P4">rozszyfruj skrót CKM </text:p>
      <text:p text:style-name="P4">które opowiadanie Tomasza Manna zostało w 1970 r zekranizowane <text:s text:c="3"/><text:span text:style-name="T1">Śmierć w Wenecji</text:span></text:p>
      <text:p text:style-name="P4"><text:soft-page-break/>helikon jest intrumentem dętym czy strunowym <text:s text:c="36"/><text:span text:style-name="T1">dęty</text:span></text:p>
      <text:p text:style-name="P4">w którym rosyjskim znajdują się instytut smolny <text:s text:c="32"/><text:span text:style-name="T1"><text:s text:c="2"/>Petersburg</text:span></text:p>
      <text:p text:style-name="P4">czyim starszym bratem i pomocnikiem w Egipcie był Aaron <text:s text:c="14"/><text:span text:style-name="T1"><text:s/>Mojżesz</text:span></text:p>
      <text:p text:style-name="P4">derywat to wyraz pochodny czy podstawa językotwórcza <text:s text:c="19"/></text:p>
      <text:p text:style-name="P4">za panowania którego króla miał miejsce bunt chłopski pod wodzą Aleksandra Kostki Napierskiego <text:s text:c="88"/><text:span text:style-name="T1">Jan Kazimierz </text:span></text:p>
      <text:p text:style-name="P4">który grecki astronom był prekursorem heliocentrycznej teorii <text:s text:c="9"/><text:span text:style-name="T1">Arystarch z Samos</text:span></text:p>
      <text:p text:style-name="P4">jak żeglarze nazywają wierzchołek masztu <text:s text:c="43"/><text:span text:style-name="T1">top</text:span></text:p>
      <text:p text:style-name="P4">kogo po śmierci Dobrawy poślubił Mieszko I <text:s text:c="37"/><text:span text:style-name="T1">Odę</text:span></text:p>
      <text:p text:style-name="P4">jak nazywał się luksusowy włosko transatlantyk który zatonął 1956 r <text:s text:c="8"/><text:span text:style-name="T1">Andradoria</text:span></text:p>
      <text:p text:style-name="P4">która rzeka przepływa przez Żelazową Wolę <text:s text:c="47"/><text:span text:style-name="T1">Utrata</text:span></text:p>
      <text:p text:style-name="P2"/>
      <text:p text:style-name="P2">Etap III </text:p>
      <text:p text:style-name="P2"/>
      <text:p text:style-name="P4">format pliku mp3 służy do zapisywania dźwięków czy obrazów </text:p>
      <text:p text:style-name="P4">w którym afrykanskim mieście w 1943 spotkali się Roosevelt i Churchil <text:s text:c="3"/><text:span text:style-name="T1">Casablanca</text:span></text:p>
      <text:p text:style-name="P4">jak nazywa się świątynia położona na wzgórzu Moria w Jerozolimie, święte miejsce trzech religii <text:s text:c="108"/><text:span text:style-name="T1"><text:s/>Kopuła na skale</text:span></text:p>
      <text:p text:style-name="P4">jaki przydomek nosił Harry Calahan</text:p>
      <text:p text:style-name="P4">który język urzędowy w Iranie <text:s text:c="70"/><text:span text:style-name="T1">perski</text:span></text:p>
      <text:p text:style-name="P4">jak nazywa się bajkowa kraina w której żył Piotruś Pan <text:s text:c="30"/><text:span text:style-name="T1"><text:s/>nibylandia</text:span></text:p>
      <text:p text:style-name="P4">ile wynosi sinus 0 stopni <text:s text:c="78"/><text:span text:style-name="T1"><text:s/>zero</text:span></text:p>
      <text:p text:style-name="P4">czy w Europie żyją szakale <text:s text:c="74"/><text:span text:style-name="T1">TAK</text:span></text:p>
      <text:p text:style-name="P4">w którym miescie powstał zespół The Beattles <text:s text:c="43"/><text:span text:style-name="T1"><text:s/>Liverpool</text:span></text:p>
      <text:p text:style-name="P4">ilu cesarzy francuskich nosiło imię Napoleon <text:s text:c="45"/><text:span text:style-name="T1"><text:s/>dwóch</text:span></text:p>
      <text:p text:style-name="P4">ku czci którego boga odbywały się igrzyska pytyjskie <text:s text:c="33"/><text:span text:style-name="T1">Apollo</text:span></text:p>
      <text:p text:style-name="P4">co dawniej oznaczało słow rekuza <text:s text:c="64"/><text:span text:style-name="T1">kosz </text:span></text:p>
      <text:p text:style-name="P4">czy interpelacja poselska może być skierowana do prezesa NIK <text:s text:c="17"/><text:span text:style-name="T1">TAK</text:span></text:p>
      <text:p text:style-name="P4">jak nazywa się rząd ssaków obejmujący pancerniki, leniwce i mrówkojady <text:s text:c="4"/><text:span text:style-name="T1">szczerbaki</text:span></text:p>
      <text:p text:style-name="P4">podtlenek azotu to inaczej gaz rozweselający czy łzawiący</text:p>
      <text:p text:style-name="P4">stolicą którego miasta jest Ankara <text:s text:c="67"/><text:span text:style-name="T1">Turcja</text:span></text:p>
      <text:p text:style-name="P4">jak nazywa się konstrukcja zabezpieczająca podstawę mostu przed uderzeniami kry <text:s text:c="2"/><text:span text:style-name="T1"><text:s/>izbica</text:span></text:p>
      <text:p text:style-name="P4">ile razy w związki małżeńskie wstępował król Zygmunt August <text:s text:c="18"/><text:span text:style-name="T1"><text:s text:c="2"/>trzy</text:span></text:p>
      <text:p text:style-name="P4">jakie imię nosił Fahrenheit, wynalazca termometru rtęciowego <text:s text:c="20"/><text:span text:style-name="T1"><text:s/>Gabriel</text:span></text:p>
      <text:p text:style-name="P4">czy palindrom i anagram mają to samo znaczenie <text:s text:c="42"/><text:span text:style-name="T1">NIE </text:span></text:p>
      <text:p text:style-name="P4">do którego morza uchodzi rzeka Dźwina <text:s text:c="55"/><text:span text:style-name="T1"><text:s/>Bałtyk</text:span></text:p>
      <text:p text:style-name="P4">ile przyprostokątnych ma trójkąt ostrokątny <text:s text:c="51"/><text:span text:style-name="T1">żadnej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9T17:06:31.92</meta:creation-date>
    <meta:document-statistic meta:table-count="0" meta:image-count="0" meta:object-count="0" meta:page-count="3" meta:paragraph-count="122" meta:word-count="1007" meta:character-count="10398"/>
    <dc:date>2014-08-29T17:53:58.15</dc:date>
    <meta:editing-duration>PT00H10M55S</meta:editing-duration>
    <meta:editing-cycles>1</meta:editing-cycles>
    <meta:generator>OpenOffice.ux.pl/3.1$Win32 OpenOffice.org_project/310m11$Build-39399</meta:generator>
  </office:meta>
</office:document-meta>
</file>